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0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0pt" style:font-size-asian="28pt" style:font-size-complex="28pt"/>
    </style:style>
    <style:style style:name="P7" style:family="paragraph">
      <style:paragraph-properties fo:margin-top="0.4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Relational Database Service (RDS) and Dynamo DB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yamoDB is a NoSQL database service does not provide4 other NoSQL Options</text:span></text:p>
                <text:list>
                  <text:list-item>
                    <text:p><text:span text:style-name="T1">Can replace MongoDB, Cassandra DB, Oracle NoSQL</text:span></text:p>
                  </text:list-item>
                  <text:list-item>
                    <text:p><text:span text:style-name="T1">Consistent single digit millisecond latency at any scale</text:span></text:p>
                  </text:list-item>
                  <text:list-item>
                    <text:p><text:span text:style-name="T1">Support both document and key/value store models</text:span></text:p>
                  </text:list-item>
                  <text:list-item>
                    <text:p><text:span text:style-name="T1">flexible data model, performance, and automatic scaling of throughput capacity</text:span></text:p>
                    <text:list>
                      <text:list-item>
                        <text:p><text:span text:style-name="T1">mobile, web, gaming, ad tech and IoT</text:span></text:p>
                      </text:list-item>
                    </text:list>
                  </text:list-item>
                  <text:list-item>
                    <text:p><text:span text:style-name="T1">Services → Dynamo DB</text:span></text:p>
                    <text:list>
                      <text:list-item>
                        <text:p><text:span text:style-name="T1">Get three choices : Create Tables, Add and queiry items, Monitor and manage tabl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o SQL or to NoSQL </text:span></text:p>
                <text:list>
                  <text:list-item>
                    <text:p><text:span text:style-name="T1">SQL</text:span></text:p>
                    <text:list>
                      <text:list-item>
                        <text:p><text:span text:style-name="T1">Store related data in tables ( using column and rows )</text:span></text:p>
                      </text:list-item>
                      <text:list-item>
                        <text:p><text:span text:style-name="T1">Type used for very structured data such as contact list</text:span></text:p>
                      </text:list-item>
                    </text:list>
                  </text:list-item>
                  <text:list-item>
                    <text:p><text:span text:style-name="T1">NoSQL </text:span></text:p>
                    <text:list>
                      <text:list-item>
                        <text:p><text:span text:style-name="T1">Stores related data in JSON-like name-value documents</text:span></text:p>
                      </text:list-item>
                      <text:list-item>
                        <text:p><text:span text:style-name="T1">Typically used for non-structured data such as cataloging docu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ambda</text:p>
          </draw:text-box>
        </draw:frame>
        <draw:frame presentation:style-name="pr2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rverless Computing</text:span></text:p>
                <text:list>
                  <text:list-item>
                    <text:p><text:span text:style-name="T1">Will replace EC2 instances for the most part</text:span></text:p>
                    <text:list>
                      <text:list-item>
                        <text:p><text:span text:style-name="T1">Need to provide may things : EC2, IP Address, VPC, NACL , SC</text:span></text:p>
                      </text:list-item>
                    </text:list>
                  </text:list-item>
                  <text:list-item>
                    <text:p><text:span text:style-name="T1">Run code without provisioning or managing servers</text:span></text:p>
                    <text:list>
                      <text:list-item>
                        <text:p><text:span text:style-name="T1">scales automatically support a few calls to thousands per second</text:span></text:p>
                      </text:list-item>
                    </text:list>
                  </text:list-item>
                  <text:list-item>
                    <text:p><text:span text:style-name="T1">executes your code only when needed and scales automatically</text:span></text:p>
                  </text:list-item>
                  <text:list-item>
                    <text:p><text:span text:style-name="T1">Pay only for the compute time you consume there is no charge when your code is not running</text:span></text:p>
                  </text:list-item>
                  <text:list-item>
                    <text:p><text:span text:style-name="T1">Runs the code on high availability compute infrastructure and performs alll of the administration of the compute resource including server and operating system maintenance</text:span></text:p>
                    <text:list>
                      <text:list-item>
                        <text:p><text:span text:style-name="T1">capacity planning</text:span></text:p>
                      </text:list-item>
                      <text:list-item>
                        <text:p><text:span text:style-name="T1">operating system maintenance</text:span></text:p>
                      </text:list-item>
                      <text:list-item>
                        <text:p><text:span text:style-name="T1">capacity provisioning and automatic scaling </text:span></text:p>
                      </text:list-item>
                      <text:list-item>
                        <text:p><text:span text:style-name="T1">code monitoring and logging</text:span></text:p>
                      </text:list-item>
                    </text:list>
                  </text:list-item>
                  <text:list-item>
                    <text:p><text:span text:style-name="T1">Need to supply your code in one of the languages that AWS Lambda supports: Node.js, Java, C#, Ruby, Go, .Net Core, Python</text:span></text:p>
                  </text:list-item>
                </text:list>
              </text:list-item>
              <text:list-item>
                <text:p><text:span text:style-name="T1">Services → Compute → Lambd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ambda</text:p>
          </draw:text-box>
        </draw:frame>
        <draw:frame presentation:style-name="pr2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an </text:span></text:p>
                <text:list>
                  <text:list-item>
                    <text:p><text:span text:style-name="T1">Author from scratch</text:span></text:p>
                  </text:list-item>
                  <text:list-item>
                    <text:p><text:span text:style-name="T1">Use a blueprint</text:span></text:p>
                  </text:list-item>
                  <text:list-item>
                    <text:p><text:span text:style-name="T1">Browse Serverless app repository</text:span></text:p>
                  </text:list-item>
                </text:list>
              </text:list-item>
              <text:list-item>
                <text:p><text:span text:style-name="T1">What if you suddenly get a lot more user than you planned for </text:span></text:p>
                <text:list>
                  <text:list-item>
                    <text:p><text:span text:style-name="T1">EC2 would use autoscaling groups <text:s/>( still set a maximum ). <text:s/>However, get lot more users could cause the app to slow down or crash</text:span></text:p>
                  </text:list-item>
                  <text:list-item>
                    <text:p><text:span text:style-name="T1">With Lambda the system will supply as whatever is needed to perform the function</text:span></text:p>
                  </text:list-item>
                </text:list>
              </text:list-item>
              <text:list-item>
                <text:p><text:span text:style-name="T1">Need to Supply </text:span></text:p>
                <text:list>
                  <text:list-item>
                    <text:p><text:span text:style-name="T1">Function Name</text:span></text:p>
                  </text:list-item>
                  <text:list-item>
                    <text:p><text:span text:style-name="T1">Runtime info</text:span></text:p>
                  </text:list-item>
                </text:list>
              </text:list-item>
              <text:list-item>
                <text:p><text:span text:style-name="T1">Benefits</text:span></text:p>
                <text:list>
                  <text:list-item>
                    <text:p><text:span text:style-name="T1">No Servers to manage</text:span></text:p>
                  </text:list-item>
                  <text:list-item>
                    <text:p><text:span text:style-name="T1">Continuous Scaling</text:span></text:p>
                  </text:list-item>
                  <text:list-item>
                    <text:p><text:span text:style-name="T1">Sub second metering ( charged for 100 milleseconds ) and when code is triggered</text:span></text:p>
                  </text:list-item>
                  <text:list-item>
                    <text:p><text:span text:style-name="T1">Integrates with AWS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ambda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imary Use Cases</text:span></text:p>
                <text:list>
                  <text:list-item>
                    <text:p><text:span text:style-name="T1">Data Processing </text:span></text:p>
                  </text:list-item>
                  <text:list-item>
                    <text:p><text:span text:style-name="T1">Real-time file processing </text:span></text:p>
                  </text:list-item>
                  <text:list-item>
                    <text:p><text:span text:style-name="T1">Real-time stream processing</text:span></text:p>
                  </text:list-item>
                  <text:list-item>
                    <text:p><text:span text:style-name="T1">Build serveless back ends for web, mobile, IoT and third party API request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WS Shared Responsibility Model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 shared responsibility model defines what the AWS User and Amazon Web Services are responsible for when it comes to security and compliance</text:span></text:p>
              </text:list-item>
              <text:list-item>
                <text:p><text:span text:style-name="T1">AWS is responsible for managing and operation the hardware and virtualization layer. </text:span></text:p>
                <text:list>
                  <text:list-item>
                    <text:p><text:span text:style-name="T1">Also physical security</text:span></text:p>
                  </text:list-item>
                </text:list>
              </text:list-item>
              <text:list-item>
                <text:p><text:span text:style-name="T1">The customer assumes responsibility and management of the guest operating system ( including updates and security patches ) and other associated applications software as well as the configuration of the AWS provided security group firewell</text:span></text:p>
              </text:list-item>
              <text:list-item>
                <text:p><text:span text:style-name="T1">AWS is responsible for security fo the cloud including compute, storage, database, networking and the hardware regions, availability zones and edge locations</text:span></text:p>
              </text:list-item>
              <text:list-item>
                <text:p><text:span text:style-name="T1">the user is responsible for Client-Side DataEncryption and Data Integrity Authentication and Server Side Encryption and networking traffic protection <text:s/>( Encryption, Integrity and Identify )</text:span></text:p>
                <text:list>
                  <text:list-item>
                    <text:p><text:span text:style-name="T1">Also OS, Networking and firewall Configuration</text:span></text:p>
                  </text:list-item>
                  <text:list-item>
                    <text:p><text:span text:style-name="T1">Platform Applications IAM</text:span></text:p>
                  </text:list-item>
                  <text:list-item>
                    <text:p><text:span text:style-name="T1">Customer Data</text:span></text:p>
                  </text:list-item>
                </text:list>
              </text:list-item>
              <text:list-item>
                <text:p><text:span text:style-name="T1">AWS is responsible for </text:span></text:p>
                <text:list>
                  <text:list-item>
                    <text:p><text:span text:style-name="T1">The setup and maintenance of the phyysical hardware located at each AWS Data Center, </text:span></text:p>
                  </text:list-item>
                  <text:list-item>
                    <text:p><text:span text:style-name="T1">The physical security of data centers ( locks, keys, security guards)</text:span></text:p>
                  </text:list-item>
                  <text:list-item>
                    <text:p><text:span text:style-name="T1">The setup and maintenance of the host virtualization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WS Shared Responsibility Model</text:p>
          </draw:text-box>
        </draw:frame>
        <draw:frame presentation:style-name="pr2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You are responsible for:</text:span></text:p>
                <text:list>
                  <text:list-item>
                    <text:p><text:span text:style-name="T1">Network level security ( NACL and security groups)</text:span></text:p>
                  </text:list-item>
                  <text:list-item>
                    <text:p><text:span text:style-name="T1">OS patches and updates</text:span></text:p>
                  </text:list-item>
                  <text:list-item>
                    <text:p><text:span text:style-name="T1">IAM </text:span></text:p>
                  </text:list-item>
                  <text:list-item>
                    <text:p><text:span text:style-name="T1">Encry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curity and Compliance on AWS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WS customer are now welcome to carry out security assessments or penetration test against some of their AWS Infrastructure with prior approval</text:span></text:p>
                <text:list>
                  <text:list-item>
                    <text:p><text:span text:style-name="T1">Penetrating Testing – The environment is evaluated for security vulnerabilities that could be exploited by an attacker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EC2, NAT Gateways, ELB</text:span></text:p>
                      </text:list-item>
                      <text:list-item>
                        <text:p><text:span text:style-name="T1">RDS</text:span></text:p>
                      </text:list-item>
                      <text:list-item>
                        <text:p><text:span text:style-name="T1">CloudFront</text:span></text:p>
                      </text:list-item>
                      <text:list-item>
                        <text:p><text:span text:style-name="T1">Aurora</text:span></text:p>
                      </text:list-item>
                      <text:list-item>
                        <text:p><text:span text:style-name="T1">API Gateways</text:span></text:p>
                      </text:list-item>
                      <text:list-item>
                        <text:p><text:span text:style-name="T1">Lambda and Lambda edge functions</text:span></text:p>
                      </text:list-item>
                      <text:list-item>
                        <text:p><text:span text:style-name="T1">Lightsail Resources</text:span></text:p>
                      </text:list-item>
                      <text:list-item>
                        <text:p><text:span text:style-name="T1">ELB</text:span></text:p>
                      </text:list-item>
                    </text:list>
                  </text:list-item>
                  <text:list-item>
                    <text:p><text:span text:style-name="T1">Prohibited</text:span></text:p>
                    <text:list>
                      <text:list-item>
                        <text:p><text:span text:style-name="T1">DNS Zone walking via Amazon Route 53 hosted zones</text:span></text:p>
                      </text:list-item>
                      <text:list-item>
                        <text:p><text:span text:style-name="T1">DoS distributed denial of Service (Ddos)</text:span></text:p>
                      </text:list-item>
                      <text:list-item>
                        <text:p><text:span text:style-name="T1">Port floating</text:span></text:p>
                      </text:list-item>
                      <text:list-item>
                        <text:p><text:span text:style-name="T1">Protocol floating</text:span></text:p>
                      </text:list-item>
                      <text:list-item>
                        <text:p><text:span text:style-name="T1">Request flooing ( login request flooding, API Request floodin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curity and Compliance on AWS</text:p>
          </draw:text-box>
        </draw:frame>
        <draw:frame presentation:style-name="pr2" draw:text-style-name="P2" draw:layer="layout" svg:width="26.6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CloudFront → Help to allow not to overload an instance <text:s/></text:span></text:p>
                <text:list>
                  <text:list-item>
                    <text:p><text:span text:style-name="T1">Cloudfront would send them to location all over the world.</text:span></text:p>
                  </text:list-item>
                  <text:list-item>
                    <text:p><text:span text:style-name="T1">User are not directly acting with the instance</text:span></text:p>
                  </text:list-item>
                </text:list>
              </text:list-item>
              <text:list-item>
                <text:p><text:span text:style-name="T1">Other AWS Security Related Services</text:span></text:p>
                <text:list>
                  <text:list-item>
                    <text:p><text:span text:style-name="T1">AWS Organizations – allow for centralized management of AWS account and billing, but it can also define, policies that restrict, at the account level, what services and action member account may take.</text:span></text:p>
                  </text:list-item>
                  <text:list-item>
                    <text:p><text:span text:style-name="T1">GuardDuty – A threat detection service that provides a way to continuously monitor and protect AWS account and workloads</text:span></text:p>
                    <text:list>
                      <text:list-item>
                        <text:p><text:span text:style-name="T1">Uses thread intelligence feeds to detect threats to the environment </text:span></text:p>
                      </text:list-item>
                    </text:list>
                  </text:list-item>
                  <text:list-item>
                    <text:p><text:span text:style-name="T1">Inspector – analyzes the VPC environment for potential security issues. <text:s/></text:span></text:p>
                    <text:list>
                      <text:list-item>
                        <text:p><text:span text:style-name="T1">Uses a defined template and asses the environment</text:span></text:p>
                      </text:list-item>
                      <text:list-item>
                        <text:p><text:span text:style-name="T1">If it finds any differences between the template and environment it provides findings and recommends steps to resolve target with traffic</text:span></text:p>
                      </text:list-item>
                      <text:list-item>
                        <text:p><text:span text:style-name="T1">Target could be a DNS, web application or a network</text:span></text:p>
                      </text:list-item>
                    </text:list>
                  </text:list-item>
                  <text:list-item>
                    <text:p><text:span text:style-name="T1">Web Application Firewall </text:span></text:p>
                    <text:list>
                      <text:list-item>
                        <text:p><text:span text:style-name="T1">monitors web request forwarded by an ELB, Cloudfront API Gateway</text:span></text:p>
                      </text:list-item>
                      <text:list-item>
                        <text:p><text:span text:style-name="T1">Allow or deny Access to content based on specified conditions</text:span></text:p>
                      </text:list-item>
                    </text:list>
                  </text:list-item>
                  <text:list-item>
                    <text:p><text:span text:style-name="T1">Artifact – A portal that provides access to ASW compliance documentation such as pay card industry and ISO certifications and System <text:s/>and Organization control ( SOC Report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WS Key Management Services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nables encryption of data and provides centralized entcryption key storage management and auditing </text:span></text:p>
                <text:list>
                  <text:list-item>
                    <text:p><text:span text:style-name="T1">Data my be encrypted for use with applications or to encrypt data store in AWS</text:span></text:p>
                  </text:list-item>
                  <text:list-item>
                    <text:p><text:span text:style-name="T1">Key facts </text:span></text:p>
                    <text:list>
                      <text:list-item>
                        <text:p><text:span text:style-name="T1">May be generated in KSM in an AWS CloudHSM hardware cluster ( hardware appliance )</text:span></text:p>
                      </text:list-item>
                      <text:list-item>
                        <text:p><text:span text:style-name="T1">import keys from your own encryption key service</text:span></text:p>
                      </text:list-item>
                    </text:list>
                  </text:list-item>
                  <text:list-item>
                    <text:p><text:span text:style-name="T1">Data is directly submitted directly to KMS for encryption and decryption using the master keys</text:span></text:p>
                  </text:list-item>
                  <text:list-item>
                    <text:p><text:span text:style-name="T1">KMS integrates with other AWS Services include</text:span></text:p>
                    <text:list>
                      <text:list-item>
                        <text:p><text:span text:style-name="T1">S3 and Glacier</text:span></text:p>
                      </text:list-item>
                      <text:list-item>
                        <text:p><text:span text:style-name="T1">Storage Gateway</text:span></text:p>
                      </text:list-item>
                      <text:list-item>
                        <text:p><text:span text:style-name="T1">EDS and RDS</text:span></text:p>
                      </text:list-item>
                      <text:list-item>
                        <text:p><text:span text:style-name="T1">DynamoDB</text:span></text:p>
                      </text:list-item>
                      <text:list-item>
                        <text:p><text:span text:style-name="T1">SNS </text:span></text:p>
                      </text:list-item>
                      <text:list-item>
                        <text:p><text:span text:style-name="T1">CloudTrai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dditional AWS Services</text:p>
          </draw:text-box>
        </draw:frame>
        <draw:frame presentation:style-name="pr2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WS Direct Connect – Connect on premises data center services to their AWS Services</text:span></text:p>
                <text:list>
                  <text:list-item>
                    <text:p><text:span text:style-name="T1">A private connection where the speed are more consistent and the connection is more reliant</text:span></text:p>
                  </text:list-item>
                  <text:list-item>
                    <text:p><text:span text:style-name="T1">Work with your ISP that can connect you directly to AWS Direct Connect using a private connection</text:span></text:p>
                  </text:list-item>
                  <text:list-item>
                    <text:p><text:span text:style-name="T1">Could be a connection to a private VPC or private or to the AWS Public network which includes S3</text:span></text:p>
                  </text:list-item>
                </text:list>
              </text:list-item>
              <text:list-item>
                <text:p><text:span text:style-name="T1">AWS Quick Start : Provides templates to get quickly up and running for a specific configuration</text:span></text:p>
                <text:list>
                  <text:list-item>
                    <text:p><text:span text:style-name="T1">Ex. Using quick start to create Linux Bastion Host ( instances inside a private subnet )</text:span></text:p>
                  </text:list-item>
                </text:list>
              </text:list-item>
              <text:list-item>
                <text:p><text:span text:style-name="T1">Amazon Athena – A serverless interactive query service used ot analyze data in S3 using standard SQL</text:span></text:p>
                <text:list>
                  <text:list-item>
                    <text:p><text:span text:style-name="T1">Only billed for queries that you run</text:span></text:p>
                  </text:list-item>
                  <text:list-item>
                    <text:p><text:span text:style-name="T1">Other servless → Aurora and Lambda</text:span></text:p>
                  </text:list-item>
                </text:list>
              </text:list-item>
              <text:list-item>
                <text:p><text:span text:style-name="T1">Amazon EMR – A managed Hadoop framework – designed for processing broad sets of big data includeing log analysis, web indexing and financial analysis</text:span></text:p>
              </text:list-item>
              <text:list-item>
                <text:p><text:span text:style-name="T1">Amazon LightSail – A private virtual server aimed at developers to provide everything needed to launch a service or project quickly</text:span></text:p>
              </text:list-item>
              <text:list-item>
                <text:p><text:span text:style-name="T1">Amazon Rekognition – Video/image analysis which can identify objects, people, text and supports facial recognition and analysis</text:span></text:p>
              </text:list-item>
              <text:list-item>
                <text:p><text:span text:style-name="T1">Amazon Device Farm → provides physical devices that can be used to test and troubleshoot applications on mobile devices as help simulate real-world customer conditions</text:span></text:p>
              </text:list-item>
              <text:list-item>
                <text:p><text:span text:style-name="T1">Mechanical Turk – Crowdsourcing markeypalce that simplifies outsourcing of process and jobs to a distributed workforce </text:span></text:p>
                <text:list>
                  <text:list-item>
                    <text:p><text:span text:style-name="T1">Greate for time consuming tasks that can be completed by distributed worker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estions from Quiz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ich of these are allowed penetration testing without prior approval from AWS</text:span></text:p>
                <text:list>
                  <text:list-item>
                    <text:p><text:span text:style-name="T1">Allowed CloudFront, RDS, EC2 Instances</text:span></text:p>
                  </text:list-item>
                  <text:list-item>
                    <text:p><text:span text:style-name="T1">Not Allows Route 53 and S3.</text:span></text:p>
                  </text:list-item>
                </text:list>
              </text:list-item>
              <text:list-item>
                <text:p><text:span text:style-name="T1">Which AWS services is a thread detection service that monitors for threats to AWS accounts and workloads : AWS Shield</text:span></text:p>
              </text:list-item>
              <text:list-item>
                <text:p><text:span text:style-name="T1">In regards to the AWS Shared Responsibility Model AWS maintains responsibility of the cloud</text:span></text:p>
              </text:list-item>
              <text:list-item>
                <text:p><text:span text:style-name="T1">Which of the following languages does AWS Lambda currently support : Node.js, Ruby, Java</text:span></text:p>
              </text:list-item>
              <text:list-item>
                <text:p><text:span text:style-name="T1">What AWS services provides protection for web application behind ELB : AWS WAF</text:span></text:p>
              </text:list-item>
              <text:list-item>
                <text:p><text:span text:style-name="T1">Considered to be AWS Serveless : Aurora, Athena, Lambda</text:span></text:p>
              </text:list-item>
              <text:list-item>
                <text:p><text:span text:style-name="T1">In regards to AWS KMS which of these statements are true: Keys can be generated in a CloudHSM cluster, Key generated by KMS, Key may be imported from other encryption services</text:span></text:p>
              </text:list-item>
              <text:list-item>
                <text:p><text:span text:style-name="T1">Which of the following services is not allow penetration testing without prior approval : S3</text:span></text:p>
              </text:list-item>
              <text:list-item>
                <text:p><text:span text:style-name="T1">In regards to AWS Shared Responsibility Model for which of these is AWS Responsible : CPU on physical hardware, Host virtualization software, Availability Zone</text:span></text:p>
              </text:list-item>
              <text:list-item>
                <text:p><text:span text:style-name="T1">which AWS service is Thread Detection service that monitors for threats to AWS account and workloads :AWS Shield</text:span></text:p>
              </text:list-item>
              <text:list-item>
                <text:p><text:span text:style-name="T1">which of the following penetration testing activities are prohibited on AWS Ddos Attacks, Port Flooding, DNS Zone walking via Amazon Route 53 hosted zon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WS Pricing Billing and Support Services : AWS Organizations</text:p>
          </draw:text-box>
        </draw:frame>
        <draw:frame presentation:style-name="pr2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Organizations allow you or your company to manage billing and access to multiple AWS account in one interface</text:span></text:p>
                <text:list>
                  <text:list-item>
                    <text:p><text:span text:style-name="T2">different department are managing multiple accounts and each one has billing </text:span></text:p>
                  </text:list-item>
                  <text:list-item>
                    <text:p><text:span text:style-name="T2">policy based management for multiple AWS accounts. ( Can crate accounts and apply policies to these groups )</text:span></text:p>
                  </text:list-item>
                  <text:list-item>
                    <text:p><text:span text:style-name="T2">enables you to manage policies against multiple account</text:span></text:p>
                  </text:list-item>
                  <text:list-item>
                    <text:p><text:span text:style-name="T2">Service Content Policies that centrally control AWS service use across multiple AWS Account ( What services should the account have access to )</text:span></text:p>
                  </text:list-item>
                  <text:list-item>
                    <text:p><text:span text:style-name="T2">Automate the creation of new accounts through the API by enabling the set up of a single payment method for all the account in your organization through consolidated billing</text:span></text:p>
                  </text:list-item>
                  <text:list-item>
                    <text:p><text:span text:style-name="T2">No Charge</text:span></text:p>
                  </text:list-item>
                </text:list>
              </text:list-item>
              <text:list-item>
                <text:p><text:span text:style-name="T2">main Features / benefits</text:span></text:p>
                <text:list>
                  <text:list-item>
                    <text:p><text:span text:style-name="T2">Centrally manage access policies across multiple AWS Accounts</text:span></text:p>
                    <text:list>
                      <text:list-item>
                        <text:p><text:span text:style-name="T2">create group of accounts and apply policies for these account</text:span></text:p>
                      </text:list-item>
                    </text:list>
                  </text:list-item>
                  <text:list-item>
                    <text:p><text:span text:style-name="T2">Control Access to AWS Services</text:span></text:p>
                    <text:list>
                      <text:list-item>
                        <text:p><text:span text:style-name="T2">Allow you to define what services the account can access 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WS Pricing Billing and Support Services : AWS Organizations</text:p>
          </draw:text-box>
        </draw:frame>
        <draw:frame presentation:style-name="pr2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Automate AWS account creation and management </text:span></text:p>
                  </text:list-item>
                  <text:list-item>
                    <text:p><text:span text:style-name="T2">Consolidate billing across multiple AWS Account into a single payment</text:span></text:p>
                  </text:list-item>
                </text:list>
              </text:list-item>
              <text:list-item>
                <text:p><text:span text:style-name="T2">Consolidated billing </text:span></text:p>
                <text:list>
                  <text:list-item>
                    <text:p><text:span text:style-name="T2">View, manage and pay bills fro multiple AWS account in one user interface</text:span></text:p>
                  </text:list-item>
                  <text:list-item>
                    <text:p><text:span text:style-name="T2">AWS pricing. <text:s/>The more you have the better the price for each service </text:span></text:p>
                  </text:list-item>
                  <text:list-item>
                    <text:p><text:span text:style-name="T2">Reserved Instance can be used by another account in the organization</text:span></text:p>
                  </text:list-item>
                </text:list>
              </text:list-item>
              <text:list-item>
                <text:p><text:span text:style-name="T2">The service is AWS Organizations</text:span></text:p>
              </text:list-item>
              <text:list-item>
                <text:p><text:span text:style-name="T2">Pay as you go</text:span></text:p>
              </text:list-item>
              <text:list-item>
                <text:p><text:span text:style-name="T2">No long term contract or complex licensing are required </text:span></text:p>
              </text:list-item>
              <text:list-item>
                <text:p><text:span text:style-name="T2">Volume discounts are available so the more you use the cheaper it can get</text:span></text:p>
              </text:list-item>
              <text:list-item>
                <text:p><text:span text:style-name="T2">There are no termination fe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WS Pricing Model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ay As you Go</text:span></text:p>
                <text:list>
                  <text:list-item>
                    <text:p><text:span text:style-name="T1">No up front cost and charges immediately end</text:span></text:p>
                  </text:list-item>
                  <text:list-item>
                    <text:p><text:span text:style-name="T1">Exceptions : Reserved Instances </text:span></text:p>
                    <text:list>
                      <text:list-item>
                        <text:p><text:span text:style-name="T1">Can save 75%, but must pay the full am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o Long Term Contracts or complex licensing are required</text:span></text:p>
                <text:list>
                  <text:list-item>
                    <text:p><text:span text:style-name="T1">Exceptions can be something like reserved</text:span></text:p>
                  </text:list-item>
                </text:list>
              </text:list-item>
              <text:list-item>
                <text:p><text:span text:style-name="T1">Volume discounts are available. <text:s/>So there is more you use a service, the cheaper it can get ( per unit used )</text:span></text:p>
              </text:list-item>
              <text:list-item>
                <text:p><text:span text:style-name="T1">No Termination Fees</text:span></text:p>
              </text:list-item>
              <text:list-item>
                <text:p><text:span text:style-name="T1">AWS offers Freetier.</text:span></text:p>
              </text:list-item>
              <text:list-item>
                <text:p><text:span text:style-name="T1">How does AWS Pricing Model Work</text:span></text:p>
                <text:list>
                  <text:list-item>
                    <text:p><text:span text:style-name="T1">How much data do you store</text:span></text:p>
                    <text:list>
                      <text:list-item>
                        <text:p><text:span text:style-name="T1">applies to data at rest in S#3</text:span></text:p>
                      </text:list-item>
                      <text:list-item>
                        <text:p><text:span text:style-name="T1">Charge per GB stored</text:span></text:p>
                      </text:list-item>
                      <text:list-item>
                        <text:p><text:span text:style-name="T1">Price per GB varies based on region and storage clas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WS Pricing Model</text:p>
          </draw:text-box>
        </draw:frame>
        <draw:frame presentation:style-name="pr2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Request Pricing</text:span></text:p>
                    <text:list>
                      <text:list-item>
                        <text:p><text:span text:style-name="T3">Put, Post, List, Get request (API Request)</text:span></text:p>
                      </text:list-item>
                      <text:list-item>
                        <text:p><text:span text:style-name="T3">Lifecycle transition request</text:span></text:p>
                      </text:list-item>
                      <text:list-item>
                        <text:p><text:span text:style-name="T3">Data retrieval, data archive, data restore</text:span></text:p>
                      </text:list-item>
                    </text:list>
                  </text:list-item>
                  <text:list-item>
                    <text:p><text:span text:style-name="T3">Elastic Cloud Compute </text:span></text:p>
                    <text:list>
                      <text:list-item>
                        <text:p><text:span text:style-name="T3">Your are charged per second ( based on an hourly rate ) for the amount of time the instance is running.</text:span></text:p>
                        <text:list>
                          <text:list-item>
                            <text:p><text:span text:style-name="T3">Reserved instances are in one or three year terms regardless of how often the instance is used.</text:span></text:p>
                          </text:list-item>
                          <text:list-item>
                            <text:p><text:span text:style-name="T3">Hourly rates depend on options you select such as</text:span></text:p>
                            <text:list>
                              <text:list-item>
                                <text:p><text:span text:style-name="T3">On demand, reserved or spot</text:span></text:p>
                              </text:list-item>
                              <text:list-item>
                                <text:p><text:span text:style-name="T3">Instance Type – The instance processing capacity ( think cpu cores )</text:span></text:p>
                                <text:list>
                                  <text:list-item>
                                    <text:p><text:span text:style-name="T3">general purpose, compute optimized, GPU optimized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3">AMI TYPE – think operating system</text:span></text:p>
                            <text:list>
                              <text:list-item>
                                <text:p><text:span text:style-name="T3">Linux ( price base <text:s/>on distro/software packages )</text:span></text:p>
                              </text:list-item>
                              <text:list-item>
                                <text:p><text:span text:style-name="T3">Windows ( price varies based on version/software packages)</text:span></text:p>
                              </text:list-item>
                            </text:list>
                          </text:list-item>
                          <text:list-item>
                            <text:p><text:span text:style-name="T3">Region – The instance is provisioned on</text:span></text:p>
                          </text:list-item>
                        </text:list>
                      </text:list-item>
                      <text:list-item>
                        <text:p><text:span text:style-name="T3">Charged fro transferring data in/out of an inst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illing and Cost Tools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CO Calculator</text:span></text:p>
                <text:list>
                  <text:list-item>
                    <text:p><text:span text:style-name="T1">A free tool provided by AWS that allows you to estimate the cost savings fo using the AWS cloud vs using an on premises data center</text:span></text:p>
                  </text:list-item>
                  <text:list-item>
                    <text:p><text:span text:style-name="T1">Show how much can be saved by using AWS. <text:s/>Help to reduce the Total Cost of Ownership by avoiding large capital expenditures on I.T hardware, infrastructure</text:span></text:p>
                  </text:list-item>
                  <text:list-item>
                    <text:p><text:span text:style-name="T1">provide directional guidance on const savings</text:span></text:p>
                  </text:list-item>
                  <text:list-item>
                    <text:p><text:span text:style-name="T1">Input elements of your current or theoretical <text:s/>on premises data center and comparing those cost requirements to how much it would cost the AWS</text:span></text:p>
                  </text:list-item>
                  <text:list-item>
                    <text:p><text:span text:style-name="T1">Elements can be added/modified as you move through the process to best estimate the savings</text:span></text:p>
                  </text:list-item>
                  <text:list-item>
                    <text:p><text:span text:style-name="T1">Also does an estimate with colocation ( when you are renting space )</text:span></text:p>
                  </text:list-item>
                </text:list>
              </text:list-item>
              <text:list-item>
                <text:p><text:span text:style-name="T1">Simple Calculator</text:span></text:p>
                <text:list>
                  <text:list-item>
                    <text:p><text:span text:style-name="T1">Estimated the anticipated AWS bill based on scenarios</text:span></text:p>
                  </text:list-item>
                  <text:list-item>
                    <text:p><text:span text:style-name="T1">Estimates your monthly bill and can provide a per-service breakdown of cost</text:span></text:p>
                  </text:list-item>
                  <text:list-item>
                    <text:p><text:span text:style-name="T1">being replaced by AWS Pricing Calculator which estimates cost for AWS services based on use case. <text:s/>link: </text:span><text:span text:style-name="T1"><text:a xlink:href="https://calculator.aws/" xlink:type="simple">Https://calculator.aws/</text:a></text:span><text:span text:style-name="T1">#</text:span></text:p>
                    <text:list>
                      <text:list-item>
                        <text:p><text:span text:style-name="T1">include workloads for on demand and reserved instances</text:span></text:p>
                      </text:list-item>
                      <text:list-item>
                        <text:p><text:span text:style-name="T1">identifies the cost-effective use case for your instnace</text:span></text:p>
                      </text:list-item>
                      <text:list-item>
                        <text:p><text:span text:style-name="T1">difference between per-regions dif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Billing and Cost Tools</text:p>
          </draw:text-box>
        </draw:frame>
        <draw:frame presentation:style-name="pr2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Cost Explorer </text:span></text:p>
                <text:list>
                  <text:list-item>
                    <text:p><text:span text:style-name="T3">A free tool that allows you to view charts of your cost.</text:span></text:p>
                  </text:list-item>
                  <text:list-item>
                    <text:p><text:span text:style-name="T3">View cost data for path 13 months</text:span></text:p>
                  </text:list-item>
                  <text:list-item>
                    <text:p><text:span text:style-name="T3">Forecast how much you are likely to spend over the next three years</text:span></text:p>
                  </text:list-item>
                  <text:list-item>
                    <text:p><text:span text:style-name="T3">Use the explorer to discover patterns in how much you spend on AWS resources over time and identify (cost) problem areas</text:span></text:p>
                  </text:list-item>
                  <text:list-item>
                    <text:p><text:span text:style-name="T3">Identify services which you use the most as well as metrics like which Availability Zones have the most traffic and which linked AWS account is used the most.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WS Support Plans and Trusted Advisor</text:p>
          </draw:text-box>
        </draw:frame>
        <draw:frame presentation:style-name="pr2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WS Account Support Plans</text:span></text:p>
                <text:list>
                  <text:list-item>
                    <text:p><text:span text:style-name="T1">Basic</text:span><text:span text:style-name="T1"><text:tab/></text:span><text:span text:style-name="T1"><text:tab/></text:span><text:span text:style-name="T1"><text:tab/></text:span><text:span text:style-name="T1">Include with any AWS account</text:span><text:span text:style-name="T1"><text:tab/></text:span><text:span text:style-name="T1"><text:tab/></text:span><text:span text:style-name="T1"><text:tab/></text:span><text:span text:style-name="T1">No access to a cloud support representative</text:span></text:p>
                    <text:list>
                      <text:list-item>
                        <text:p><text:span text:style-name="T1">Customer Service &amp; Communities – 24x7 access to customer service, documentation, whitepapers and support forums</text:span></text:p>
                      </text:list-item>
                      <text:list-item>
                        <text:p><text:span text:style-name="T1">AWS Trusted Advisor – Access to the 7 core trusted advisor checks and guidance to provision your resources following best practices to increase performance and improve security</text:span></text:p>
                      </text:list-item>
                      <text:list-item>
                        <text:p><text:span text:style-name="T1">AWS Personal Health Dashboard – A personalized view of the health of AWS services and alerts when your resources are impacted</text:span></text:p>
                      </text:list-item>
                    </text:list>
                  </text:list-item>
                  <text:list-item>
                    <text:p><text:span text:style-name="T1">Developer</text:span><text:span text:style-name="T1"><text:tab/></text:span><text:span text:style-name="T1"><text:tab/></text:span><text:span text:style-name="T1">Starts at $29/month</text:span><text:span text:style-name="T1"><text:tab/></text:span><text:span text:style-name="T1"><text:tab/></text:span><text:span text:style-name="T1"><text:tab/></text:span><text:span text:style-name="T1"><text:tab/></text:span><text:span text:style-name="T1">plan holders get business hours access to a Cloud Support Associate</text:span></text:p>
                    <text:list>
                      <text:list-item>
                        <text:p><text:span text:style-name="T1">AWS Trusted Advisor – Access to the 7 core trusted advisor checks and guidance to provision your resources following best practices to increase performance and improve security</text:span></text:p>
                      </text:list-item>
                      <text:list-item>
                        <text:p><text:span text:style-name="T1">Business Hour email access to Cloud Support Associates </text:span></text:p>
                      </text:list-item>
                      <text:list-item>
                        <text:p><text:span text:style-name="T1">unlimited case / 1 Primary Contact</text:span></text:p>
                      </text:list-item>
                      <text:list-item>
                        <text:p><text:span text:style-name="T1">General Guidance &lt; 24 business hours</text:span></text:p>
                      </text:list-item>
                      <text:list-item>
                        <text:p><text:span text:style-name="T1">System impaired &lt; 12 business hours</text:span></text:p>
                      </text:list-item>
                      <text:list-item>
                        <text:p><text:span text:style-name="T1">Architectural Guidance : General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Differences between the plans : Speed and Availability in which support is attained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WS Support Plans and Trusted Advisor</text:p>
          </draw:text-box>
        </draw:frame>
        <draw:frame presentation:style-name="pr2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Business</text:span><text:span text:style-name="T1"><text:tab/></text:span><text:span text:style-name="T1"><text:tab/></text:span><text:span text:style-name="T1">Starts at $100/month</text:span><text:span text:style-name="T1"><text:tab/></text:span><text:span text:style-name="T1"><text:tab/></text:span><text:span text:style-name="T1"><text:tab/></text:span><text:span text:style-name="T1"><text:tab/></text:span><text:span text:style-name="T1">Gets 24/7 access to a Cloud Support Engineer</text:span></text:p>
                <text:list>
                  <text:list-item>
                    <text:p><text:span text:style-name="T1">AWS Trusted Advisor – <text:s/>Full set of checks</text:span></text:p>
                  </text:list-item>
                  <text:list-item>
                    <text:p><text:span text:style-name="T1">24x7 phone, email and chat access to Cloud support engineers</text:span></text:p>
                  </text:list-item>
                  <text:list-item>
                    <text:p><text:span text:style-name="T1">unlimited case / Unlimited Contact ( IAM Support )</text:span></text:p>
                  </text:list-item>
                  <text:list-item>
                    <text:p><text:span text:style-name="T1">General Guidance &lt; 24 business hours</text:span></text:p>
                  </text:list-item>
                  <text:list-item>
                    <text:p><text:span text:style-name="T1">System impaired &lt; 12 business hours</text:span></text:p>
                  </text:list-item>
                  <text:list-item>
                    <text:p><text:span text:style-name="T1">Production System Impaired &lt; 4 hours</text:span></text:p>
                  </text:list-item>
                  <text:list-item>
                    <text:p><text:span text:style-name="T1">Production System down &lt; 1 hour</text:span></text:p>
                  </text:list-item>
                  <text:list-item>
                    <text:p><text:span text:style-name="T1">Architectural Guidance : Contextual to your use Case</text:span></text:p>
                  </text:list-item>
                </text:list>
              </text:list-item>
              <text:list-item>
                <text:p><text:span text:style-name="T1">Enterprise</text:span><text:span text:style-name="T1"><text:tab/></text:span><text:span text:style-name="T1"><text:tab/></text:span><text:span text:style-name="T1">Starts at 15K per month</text:span><text:span text:style-name="T1"><text:tab/></text:span><text:span text:style-name="T1"><text:tab/></text:span><text:span text:style-name="T1"><text:tab/></text:span><text:span text:style-name="T1"><text:tab/></text:span><text:span text:style-name="T1">24/7 to a Senior Cloud Support Engineer</text:span></text:p>
                <text:list>
                  <text:list-item>
                    <text:p><text:span text:style-name="T1">AWS Trusted Advisor – <text:s/>Full set of checks</text:span></text:p>
                  </text:list-item>
                  <text:list-item>
                    <text:p><text:span text:style-name="T1">24x7 phone, email and chat access to Cloud support engineers</text:span></text:p>
                  </text:list-item>
                  <text:list-item>
                    <text:p><text:span text:style-name="T1">unlimited case / Unlimited Contact ( IAM Support )</text:span></text:p>
                  </text:list-item>
                  <text:list-item>
                    <text:p><text:span text:style-name="T1">General Guidance &lt; 24 business hours</text:span></text:p>
                  </text:list-item>
                  <text:list-item>
                    <text:p><text:span text:style-name="T1">System impaired &lt; 12 business hours</text:span></text:p>
                  </text:list-item>
                  <text:list-item>
                    <text:p><text:span text:style-name="T1">Production System Impaired &lt; 4 hours</text:span></text:p>
                  </text:list-item>
                  <text:list-item>
                    <text:p><text:span text:style-name="T1">Production System down &lt; 1 hour</text:span></text:p>
                  </text:list-item>
                  <text:list-item>
                    <text:p><text:span text:style-name="T1">Business Critical System Down &lt; 15 minutes</text:span></text:p>
                  </text:list-item>
                  <text:list-item>
                    <text:p><text:span text:style-name="T1">Architectural Guidance : Consultative review and guidance based on your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WS Support Plans and Trusted Advisor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WS Trusted advisor</text:span></text:p>
                <text:list>
                  <text:list-item>
                    <text:p><text:span text:style-name="T1">A service that advises and help you optimize aspects of your AWS Accounts</text:span></text:p>
                  </text:list-item>
                  <text:list-item>
                    <text:p><text:span text:style-name="T1">An online resource to help your reduce cost, increase performance and improve secuirty by optimizing your AWS environment</text:span></text:p>
                  </text:list-item>
                  <text:list-item>
                    <text:p><text:span text:style-name="T1">provides real time guidance to help you provision your resources following AWS practices</text:span></text:p>
                  </text:list-item>
                  <text:list-item>
                    <text:p><text:span text:style-name="T1">Trusted Advisor Categories</text:span></text:p>
                    <text:list>
                      <text:list-item>
                        <text:p><text:span text:style-name="T1">Cost Optimization</text:span></text:p>
                      </text:list-item>
                      <text:list-item>
                        <text:p><text:span text:style-name="T1">Performance</text:span></text:p>
                      </text:list-item>
                      <text:list-item>
                        <text:p><text:span text:style-name="T1">Security</text:span></text:p>
                      </text:list-item>
                      <text:list-item>
                        <text:p><text:span text:style-name="T1">Fault Tolerance</text:span></text:p>
                      </text:list-item>
                    </text:list>
                  </text:list-item>
                  <text:list-item>
                    <text:p><text:span text:style-name="T1">Has different levels of support based on the type fo AWS Support account you have ( Basic, Developer, Business, Enterprise )</text:span></text:p>
                  </text:list-item>
                  <text:list-item>
                    <text:p><text:span text:style-name="T1">Seven Core Benefits </text:span></text:p>
                    <text:list>
                      <text:list-item>
                        <text:p><text:span text:style-name="T1">Security groups ( port checks ) </text:span></text:p>
                      </text:list-item>
                      <text:list-item>
                        <text:p><text:span text:style-name="T1">IAM Use</text:span></text:p>
                      </text:list-item>
                      <text:list-item>
                        <text:p><text:span text:style-name="T1">Is multifactor authentication enabled on the root IAM User Account</text:span></text:p>
                      </text:list-item>
                      <text:list-item>
                        <text:p><text:span text:style-name="T1">ERS Public snapshots</text:span></text:p>
                      </text:list-item>
                      <text:list-item>
                        <text:p><text:span text:style-name="T1">RDS public snapshots</text:span></text:p>
                      </text:list-item>
                      <text:list-item>
                        <text:p><text:span text:style-name="T1">Service Limits</text:span></text:p>
                      </text:list-item>
                      <text:list-item>
                        <text:p><text:span text:style-name="T1">S3 Bucket Permiss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WS Support Plans and Trusted Advisor</text:p>
          </draw:text-box>
        </draw:frame>
        <draw:frame presentation:style-name="pr2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Available to only Business and Enterprise Support Plan Accounts</text:span></text:p>
                    <text:list>
                      <text:list-item>
                        <text:p><text:span text:style-name="T3">Access to full list of TrustedAdvisor checks ( full list)</text:span></text:p>
                      </text:list-item>
                      <text:list-item>
                        <text:p><text:span text:style-name="T3">Notifications to stay up to date with weekly resource deployments</text:span></text:p>
                      </text:list-item>
                      <text:list-item>
                        <text:p><text:span text:style-name="T3">Programmatic access to retrive/refresh Trusted Advisor via API</text:span></text:p>
                      </text:list-item>
                    </text:list>
                  </text:list-item>
                </text:list>
              </text:list-item>
              <text:list-item>
                <text:p><text:span text:style-name="T3">What should you do if your account become compromised</text:span></text:p>
                <text:list>
                  <text:list-item>
                    <text:p><text:span text:style-name="T3">Change the AWS root account password immediately</text:span></text:p>
                  </text:list-item>
                  <text:list-item>
                    <text:p><text:span text:style-name="T3">Change all IAM user’s password</text:span></text:p>
                  </text:list-item>
                  <text:list-item>
                    <text:p><text:span text:style-name="T3">Delete or rotate programmatic API Key Access</text:span></text:p>
                  </text:list-item>
                  <text:list-item>
                    <text:p><text:span text:style-name="T3">Delete any resources in your account that you did not create</text:span></text:p>
                  </text:list-item>
                  <text:list-item>
                    <text:p><text:span text:style-name="T3">Respond to any notifications you received from AWS through the AWS Support Center and/or contact AWS Support to open a support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AWS Whitepapers and Documentation</text:p>
          </draw:text-box>
        </draw:frame>
        <draw:frame presentation:style-name="pr2" draw:text-style-name="P2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link: amazon.com/whitepapers</text:span></text:p>
              </text:list-item>
              <text:list-item>
                <text:p><text:span text:style-name="T1">Definitely look at </text:span></text:p>
                <text:list>
                  <text:list-item>
                    <text:p><text:span text:style-name="T1">Overview of Amazon Web Service</text:span></text:p>
                  </text:list-item>
                  <text:list-item>
                    <text:p><text:span text:style-name="T1">Well Architected Frame work</text:span></text:p>
                  </text:list-item>
                  <text:list-item>
                    <text:p><text:span text:style-name="T1">AWS Storage Service Overview</text:span></text:p>
                  </text:list-item>
                  <text:list-item>
                    <text:p><text:span text:style-name="T1">How AWS Pricing Work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iz Questions</text:p>
          </draw:text-box>
        </draw:frame>
        <draw:frame presentation:style-name="pr2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ich of the following will replace the simple calculator → AWS Pricing Calculator</text:span></text:p>
              </text:list-item>
              <text:list-item>
                <text:p><text:span text:style-name="T1">Which of the following account receives email access to cloud support associates during business hours → Developers</text:span></text:p>
              </text:list-item>
              <text:list-item>
                <text:p><text:span text:style-name="T1">What two AWS Services receive bulk discounted pricing for agreeing to pay for a term → RDS, EC2</text:span></text:p>
              </text:list-item>
              <text:list-item>
                <text:p><text:span text:style-name="T1">Which of the following accurately describes the function of the AWS Simple Calculator → Used to estimate the anticpaed AWS Bill</text:span></text:p>
              </text:list-item>
              <text:list-item>
                <text:p><text:span text:style-name="T1">Which of the following accurately describes the function of the AWS Cost Explorer → A free easy to use tool that llows for viewing charts and usage history in order to manage AWS costs over time</text:span></text:p>
              </text:list-item>
              <text:list-item>
                <text:p><text:span text:style-name="T1">Which of the following describes the function of the TCO Calculator → Allow for an estimation fo the cost savings to be had by migrating to the AWS Cloud from an on premises datacenter</text:span></text:p>
              </text:list-item>
              <text:list-item>
                <text:p><text:span text:style-name="T1">AWS Cost explorer will forecast ___ months of billing : 3</text:span></text:p>
              </text:list-item>
              <text:list-item>
                <text:p><text:span text:style-name="T1">Which wis not a feature of AWS Organizations : It provides the ability to centrally manage service usage</text:span></text:p>
              </text:list-item>
              <text:list-item>
                <text:p><text:span text:style-name="T1">Which of the following are not one of the seven core checks preformed by AWS Trusted Advisor : EX2 reserved Instances Optimization, Undercoated Elastic IP Addre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20T10:23:31.651192593</meta:creation-date>
    <dc:date>2023-10-04T21:24:38.801707998</dc:date>
    <meta:editing-duration>P6DT10H53M28S</meta:editing-duration>
    <meta:editing-cycles>106</meta:editing-cycles>
    <meta:generator>LibreOffice/6.3.4.2$MacOSX_X86_64 LibreOffice_project/60da17e045e08f1793c57c00ba83cdfce946d0aa</meta:generator>
    <meta:document-statistic meta:object-count="113"/>
  </office:meta>
</office:document-meta>
</file>